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Segoe UI Light" svg:font-family="&quot;Segoe UI Light&quot;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fo:border="thin solid #000000" style:vertical-align="automatic" fo:background-color="#DDDDDD" style:repeat-content="false"/>
      <style:paragraph-properties fo:text-align="end" fo:margin-righ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fo:border="thin solid #000000" style:vertical-align="top" fo:background-color="transparent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DDDDD"/>
    </style:style>
    <style:style style:name="ce10" style:family="table-cell" style:parent-style-name="Default" style:data-style-name="N0">
      <style:table-cell-properties fo:border="thin solid #000000"/>
      <style:text-properties style:font-name="Segoe UI Light" style:font-name-asian="Segoe UI Light" style:font-name-complex="Segoe UI Light" fo:font-size="14pt" style:font-size-asian="14pt" style:font-size-complex="14pt" style:font-family-generic="swiss"/>
    </style:style>
    <style:style style:name="ce11" style:family="table-cell" style:parent-style-name="Default" style:data-style-name="N2">
      <style:table-cell-properties fo:border="thin solid #000000"/>
      <style:text-properties style:font-name="Segoe UI Light" style:font-name-asian="Segoe UI Light" style:font-name-complex="Segoe UI Light" fo:font-size="14pt" style:font-size-asian="14pt" style:font-size-complex="14pt" style:font-family-generic="swiss"/>
    </style:style>
    <style:style style:name="ce12" style:family="table-cell" style:parent-style-name="Default" style:data-style-name="N3">
      <style:table-cell-properties fo:border="thin solid #000000" fo:background-color="#DDDDDD"/>
    </style:style>
    <style:style style:name="ce13" style:family="table-cell" style:parent-style-name="Default" style:data-style-name="N2">
      <style:table-cell-properties fo:border-top="none" fo:border-bottom="thin solid #000000" fo:border-left="thin solid #000000" fo:border-right="thin solid #000000" fo:background-color="#CFE7F5"/>
    </style:style>
    <style:style style:name="ce14" style:family="table-cell" style:parent-style-name="Default" style:data-style-name="N2">
      <style:table-cell-properties fo:border="thin solid #000000" fo:background-color="#CFE7F5"/>
    </style:style>
    <style:style style:name="ce1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able-cell-properties fo:border="thin solid #000000" fo:background-color="transparent"/>
      <style:text-properties style:font-name="Segoe UI Light" style:font-name-asian="Segoe UI Light" style:font-name-complex="Segoe UI Light" fo:font-size="14pt" style:font-size-asian="14pt" style:font-size-complex="14pt" style:font-family-generic="swiss"/>
    </style:style>
    <style:style style:name="ce19" style:family="table-cell" style:parent-style-name="Default" style:data-style-name="N2">
      <style:table-cell-properties fo:border="thin solid #000000" fo:background-color="transparent"/>
      <style:text-properties style:font-name="Segoe UI Light" style:font-name-asian="Segoe UI Light" style:font-name-complex="Segoe UI Light" fo:font-size="14pt" style:font-size-asian="14pt" style:font-size-complex="14pt" style:font-family-generic="swiss"/>
    </style:style>
    <style:style style:name="ce20" style:family="table-cell" style:parent-style-name="Default" style:data-style-name="N0">
      <style:table-cell-properties fo:border="thin solid #000000" fo:background-color="transparent"/>
      <style:text-properties style:font-name="Arial" style:font-name-asian="Arial" style:font-name-complex="Arial" style:font-family-generic="swiss"/>
    </style:style>
    <style:style style:name="ce21" style:family="table-cell" style:parent-style-name="Default" style:data-style-name="N2">
      <style:table-cell-properties fo:border-top="none" fo:border-bottom="thin solid #000000" fo:border-left="none" fo:border-right="thin solid #000000" fo:background-color="transparent"/>
      <style:text-properties style:font-name="Arial" style:font-name-asian="Arial" style:font-name-complex="Arial" style:font-family-generic="swiss"/>
    </style:style>
    <style:style style:name="ce22" style:family="table-cell" style:parent-style-name="Default" style:data-style-name="N2">
      <style:table-cell-properties fo:border-top="none" fo:border-bottom="thin solid #000000" fo:border-left="thin solid #000000" fo:border-right="thin solid #000000" fo:background-color="transparent"/>
      <style:text-properties style:font-name="Arial" style:font-name-asian="Arial" style:font-name-complex="Arial" style:font-family-generic="swiss"/>
    </style:style>
    <style:style style:name="ce23" style:family="table-cell" style:parent-style-name="Default" style:data-style-name="N2">
      <style:table-cell-properties fo:border="thin solid #000000" fo:background-color="transparent"/>
    </style:style>
    <style:style style:name="ce24" style:family="table-cell" style:parent-style-name="Default" style:data-style-name="N2">
      <style:table-cell-properties fo:border="thin solid #000000" fo:background-color="transparent"/>
      <style:text-properties style:font-name="Arial" style:font-name-asian="Arial" style:font-name-complex="Arial" style:font-family-generic="swiss"/>
    </style:style>
    <style:style style:name="ce25" style:family="table-cell" style:parent-style-name="Default" style:data-style-name="N0"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6" style:family="table-cell" style:parent-style-name="Default" style:data-style-name="N0">
      <style:text-properties fo:font-size="10pt" style:font-size-asian="10pt" style:font-size-complex="10pt"/>
    </style:style>
    <style:style style:name="ce27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2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ext-properties style:font-name="Segoe UI Light" style:font-name-asian="Segoe UI Light" style:font-name-complex="Segoe UI Light" fo:font-size="14pt" style:font-size-asian="14pt" style:font-size-complex="14pt" style:font-family-generic="swiss"/>
    </style:style>
    <style:style style:name="ce31" style:family="table-cell" style:parent-style-name="Default" style:data-style-name="N2">
      <style:text-properties style:font-name="Segoe UI Light" style:font-name-asian="Segoe UI Light" style:font-name-complex="Segoe UI Light" fo:font-size="14pt" style:font-size-asian="14pt" style:font-size-complex="14pt" style:font-family-generic="swiss"/>
    </style:style>
    <style:style style:name="ce32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2.24366666666667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1.98966666666667cm"/>
    </style:style>
    <style:style style:name="co5" style:family="table-column">
      <style:table-column-properties fo:break-before="auto" style:column-width="2.6035cm"/>
    </style:style>
    <style:style style:name="co6" style:family="table-column">
      <style:table-column-properties fo:break-before="auto" style:column-width="2.58233333333333cm"/>
    </style:style>
    <style:style style:name="co7" style:family="table-column">
      <style:table-column-properties fo:break-before="auto" style:column-width="2.70933333333333cm"/>
    </style:style>
    <style:style style:name="co8" style:family="table-column">
      <style:table-column-properties fo:break-before="auto" style:column-width="2.4765cm"/>
    </style:style>
    <style:style style:name="co9" style:family="table-column">
      <style:table-column-properties fo:break-before="auto" style:column-width="2.56116666666667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2.413cm"/>
    </style:style>
    <style:style style:name="co12" style:family="table-column">
      <style:table-column-properties fo:break-before="auto" style:column-width="2.07433333333333cm"/>
    </style:style>
    <style:style style:name="co13" style:family="table-column">
      <style:table-column-properties fo:break-before="auto" style:column-width="2.20133333333333cm"/>
    </style:style>
    <style:style style:name="co14" style:family="table-column">
      <style:table-column-properties fo:break-before="auto" style:column-width="2.26483333333333cm"/>
    </style:style>
    <style:style style:name="co15" style:family="table-column">
      <style:table-column-properties fo:break-before="auto" style:column-width="2.37066666666667cm"/>
    </style:style>
    <style:style style:name="co16" style:family="table-column">
      <style:table-column-properties fo:break-before="auto" style:column-width="1.7145cm"/>
    </style:style>
    <style:style style:name="co17" style:family="table-column">
      <style:table-column-properties fo:break-before="auto" style:column-width="2.54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20.4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37">
      <style:graphic-properties draw:stroke="solid" svg:stroke-color="#000000" draw:auto-grow-width="false" draw:auto-grow-height="false"/>
    </style:style>
    <style:style style:family="graphic" style:name="a38">
      <style:graphic-properties draw:stroke="solid" svg:stroke-color="#000000" draw:auto-grow-width="false" draw:auto-grow-height="false"/>
    </style:style>
    <style:style style:family="graphic" style:name="a39">
      <style:graphic-properties draw:stroke="solid" svg:stroke-color="#000000" draw:auto-grow-width="false" draw:auto-grow-height="false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0">
      <style:graphic-properties draw:stroke="solid" svg:stroke-color="#000000" draw:auto-grow-width="false" draw:auto-grow-height="fals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stroke="solid" svg:stroke-color="#000000" draw:auto-grow-width="false" draw:auto-grow-height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draw:stroke="solid" svg:stroke-color="#000000" draw:auto-grow-width="false" draw:auto-grow-height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3">
      <style:graphic-properties draw:stroke="solid" svg:stroke-color="#000000" draw:auto-grow-width="false" draw:auto-grow-height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draw:stroke="solid" svg:stroke-color="#000000" draw:auto-grow-width="false" draw:auto-grow-height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draw:stroke="solid" svg:stroke-color="#000000" draw:auto-grow-width="false" draw:auto-grow-height="false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6">
      <style:graphic-properties draw:stroke="solid" svg:stroke-color="#000000" draw:auto-grow-width="false" draw:auto-grow-height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">
      <style:graphic-properties draw:stroke="solid" svg:stroke-color="#000000" draw:auto-grow-width="false" draw:auto-grow-height="false"/>
    </style:style>
    <style:style style:family="graphic" style:name="a48">
      <style:graphic-properties draw:stroke="solid" svg:stroke-color="#000000" draw:auto-grow-width="false" draw:auto-grow-height="false"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 draw:stroke="solid" svg:stroke-color="#000000" draw:auto-grow-width="false" draw:auto-grow-height="false"/>
    </style:style>
    <style:style style:family="graphic" style:name="a33">
      <style:graphic-properties draw:stroke="solid" svg:stroke-color="#000000" draw:auto-grow-width="false" draw:auto-grow-height="false"/>
    </style:style>
    <style:style style:family="graphic" style:name="a34">
      <style:graphic-properties draw:stroke="solid" svg:stroke-color="#000000" draw:auto-grow-width="false" draw:auto-grow-height="false"/>
    </style:style>
    <style:style style:family="graphic" style:name="a35">
      <style:graphic-properties draw:stroke="solid" svg:stroke-color="#000000" draw:auto-grow-width="false" draw:auto-grow-height="false"/>
    </style:style>
    <style:style style:family="graphic" style:name="a36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reas" table:style-name="ta1">
        <table:shapes>
          <draw:custom-shape svg:x="0in" svg:y="0in" svg:width="0.0004in" svg:height="0.0004in" draw:z-index="1" draw:id="id0" draw:style-name="a2" draw:name="Comment 3">
            <svg:title/>
            <svg:desc/>
            <text:p text:style-name="a1" text:class-names="" text:cond-style-name=""><text:span text:style-name="a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2" draw:id="id1" draw:style-name="a5" draw:name="Comment 1">
            <svg:title/>
            <svg:desc/>
            <text:p text:style-name="a4" text:class-names="" text:cond-style-name=""><text:span text:style-name="a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3" draw:id="id2" draw:style-name="a8" draw:name="Comment 2">
            <svg:title/>
            <svg:desc/>
            <text:p text:style-name="a7" text:class-names="" text:cond-style-name=""><text:span text:style-name="a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4" draw:id="id3" draw:style-name="a11" draw:name="Comment 8">
            <svg:title/>
            <svg:desc/>
            <text:p text:style-name="a10" text:class-names="" text:cond-style-name=""><text:span text:style-name="a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5" draw:id="id4" draw:style-name="a14" draw:name="Comment 9">
            <svg:title/>
            <svg:desc/>
            <text:p text:style-name="a13" text:class-names="" text:cond-style-name=""><text:span text:style-name="a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6" draw:id="id5" draw:style-name="a17" draw:name="Comment 6">
            <svg:title/>
            <svg:desc/>
            <text:p text:style-name="a16" text:class-names="" text:cond-style-name=""><text:span text:style-name="a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7" draw:id="id6" draw:style-name="a20" draw:name="Comment 10">
            <svg:title/>
            <svg:desc/>
            <text:p text:style-name="a19" text:class-names="" text:cond-style-name=""><text:span text:style-name="a1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8" draw:id="id7" draw:style-name="a23" draw:name="Comment 11">
            <svg:title/>
            <svg:desc/>
            <text:p text:style-name="a22" text:class-names="" text:cond-style-name=""><text:span text:style-name="a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9" draw:id="id8" draw:style-name="a26" draw:name="Comment 12">
            <svg:title/>
            <svg:desc/>
            <text:p text:style-name="a25" text:class-names="" text:cond-style-name=""><text:span text:style-name="a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10" draw:id="id9" draw:style-name="a29" draw:name="Comment 13">
            <svg:title/>
            <svg:desc/>
            <text:p text:style-name="a28" text:class-names="" text:cond-style-name=""><text:span text:style-name="a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1" table:default-cell-style-name="ce1"/>
        <table:table-column table:style-name="co15" table:default-cell-style-name="ce1"/>
        <table:table-column table:style-name="co16" table:number-columns-repeated="1005" table:default-cell-style-name="ce1"/>
        <table:table-column table:style-name="co17" table:number-columns-repeated="15359" table:default-cell-style-name="ce1"/>
        <table:table-row table:style-name="ro1">
          <table:table-cell table:style-name="ce2"/>
          <table:table-cell office:value-type="string" table:style-name="ce2">
            <text:p>CPU C=</text:p>
          </table:table-cell>
          <table:table-cell office:value-type="float" office:value="8" table:style-name="ce3">
            <office:annotation draw:style-name="a32" svg:x="2.2in" svg:y="0in" svg:width="0.675in" svg:height="0.466666666666667in">
              <dc:creator/>
              <text:p><text:span text:style-name="T1">Number of available CPUs in the test machine</text:span></text:p>
            </office:annotation>
            <text:p>8</text:p>
          </table:table-cell>
          <table:table-cell office:value-type="string" table:number-columns-spanned="4" table:number-rows-spanned="1" table:style-name="ce32">
            <text:p>optimizations</text:p>
          </table:table-cell>
          <table:covered-table-cell table:number-columns-repeated="3"/>
          <table:table-cell table:number-columns-repeated="2" table:style-name="ce4"/>
          <table:table-cell office:value-type="string" table:number-columns-spanned="6" table:number-rows-spanned="1" table:style-name="ce33">
            <text:p>concurrency level</text:p>
          </table:table-cell>
          <table:covered-table-cell table:number-columns-repeated="5"/>
          <table:table-cell table:number-columns-repeated="16369" table:style-name="ce1"/>
        </table:table-row>
        <table:table-row table:style-name="ro1">
          <table:table-cell table:style-name="ce5"/>
          <table:table-cell office:value-type="string" table:style-name="ce5">
            <text:p>Level:</text:p>
          </table:table-cell>
          <table:table-cell office:value-type="string" table:style-name="ce6">
            <office:annotation draw:style-name="a33" svg:x="2in" svg:y="0.0166666666666667in" svg:width="0.675in" svg:height="0.45in">
              <dc:creator>Allan Berrocal</dc:creator>
              <text:p><text:span text:style-name="T1">Serial</text:span></text:p>
            </office:annotation>
            <text:p>S</text:p>
          </table:table-cell>
          <table:table-cell office:value-type="string" table:style-name="ce6">
            <office:annotation draw:style-name="a34" svg:x="2.56666666666667in" svg:y="0in" svg:width="0.725in" svg:height="0.441666666666667in">
              <dc:creator/>
              <text:p>Serial version</text:p>
            </office:annotation>
            <text:p>tarea01</text:p>
          </table:table-cell>
          <table:table-cell office:value-type="string" table:style-name="ce6">
            <office:annotation draw:style-name="a35" svg:x="3.05in" svg:y="0in" svg:width="0.725in" svg:height="0.441666666666667in">
              <dc:creator/>
              <text:p>Concurrent version (Pthread)</text:p>
            </office:annotation>
            <text:p>tarea02</text:p>
          </table:table-cell>
          <table:table-cell office:value-type="string" table:style-name="ce6">
            <office:annotation draw:style-name="a36" svg:x="3.575in" svg:y="0in" svg:width="0.7in" svg:height="0.775in">
              <dc:creator/>
              <text:p>Dynamic mapping of numbers (leave empty if you skipped this version)</text:p>
            </office:annotation>
            <text:p>optim01</text:p>
          </table:table-cell>
          <table:table-cell office:value-type="string" table:style-name="ce6">
            <office:annotation draw:style-name="a37" svg:x="4.075in" svg:y="0in" svg:width="0.725in" svg:height="1.125in">
              <dc:creator/>
              <text:p>[Optional]</text:p>
              <text:p>Dynamic mapping of more grained decomposition (leave empty if you skipped this version)</text:p>
            </office:annotation>
            <text:p>optim01b</text:p>
          </table:table-cell>
          <table:table-cell office:value-type="string" table:style-name="ce6">
            <text:p>optim02</text:p>
          </table:table-cell>
          <table:table-cell office:value-type="string" table:style-name="ce6">
            <office:annotation draw:style-name="a38" svg:x="5.25in" svg:y="0.075in" svg:width="0.425in" svg:height="0.45in">
              <dc:creator/>
              <text:p>Free proposal</text:p>
            </office:annotation>
            <text:p>optim03</text:p>
          </table:table-cell>
          <table:table-cell office:value-type="float" office:value="1" table:formula="of:=1" table:style-name="ce6">
            <office:annotation draw:style-name="a39" svg:x="5.375in" svg:y="0.0166666666666667in" svg:width="0.3in" svg:height="0.45in">
              <dc:creator>Allan Berrocal</dc:creator>
              <text:p><text:span text:style-name="T1">Un solo hilo</text:span></text:p>
            </office:annotation>
            <text:p>1</text:p>
          </table:table-cell>
          <table:table-cell office:value-type="string" table:style-name="ce6">
            <office:annotation draw:style-name="a40" svg:x="5.825in" svg:y="0.0166666666666667in" svg:width="0.291666666666667in" svg:height="0.45in">
              <dc:creator>Allan Berrocal</dc:creator>
              <text:p><text:span text:style-name="T1">Tantos hilos como la mitad de CPUs hay en la computadora que ejecuta el programa</text:span><text:span text:style-name="T1"/></text:p>
              <text:p/>
            </office:annotation>
            <text:p>.5C</text:p>
          </table:table-cell>
          <table:table-cell office:value-type="string" table:style-name="ce6">
            <office:annotation draw:style-name="a41" svg:x="6.25in" svg:y="0.0166666666666667in" svg:width="1.225in" svg:height="0.45in">
              <dc:creator>Allan Berrocal</dc:creator>
              <text:p><text:span text:style-name="T1">Tantos hilos como CPUs hay en la computadora que ejecuta el programa</text:span><text:span text:style-name="T1"/></text:p>
              <text:p/>
            </office:annotation>
            <text:p>1C</text:p>
          </table:table-cell>
          <table:table-cell office:value-type="string" table:style-name="ce6">
            <office:annotation draw:style-name="a42" svg:x="6.65in" svg:y="0.0166666666666667in" svg:width="0.75in" svg:height="0.45in">
              <dc:creator>Allan Berrocal</dc:creator>
              <text:p><text:span text:style-name="T1">Dos hilos por cada CPU que hay en la computadora que ejecuta el programa</text:span><text:span text:style-name="T1"/></text:p>
              <text:p/>
            </office:annotation>
            <text:p>2C</text:p>
          </table:table-cell>
          <table:table-cell office:value-type="string" table:style-name="ce6">
            <office:annotation draw:style-name="a43" svg:x="8.44166666666667in" svg:y="0.0166666666666667in" svg:width="0.416666666666667in" svg:height="0.45in">
              <dc:creator>Allan Berrocal</dc:creator>
              <text:p><text:span text:style-name="T1">Cuatro hilos por cada CPU que hay en la computadora que ejecuta el programa</text:span><text:span text:style-name="T1"/></text:p>
              <text:p/>
            </office:annotation>
            <text:p>4C</text:p>
          </table:table-cell>
          <table:table-cell office:value-type="string" table:style-name="ce6">
            <office:annotation draw:style-name="a44" svg:x="7.55in" svg:y="0.0166666666666667in" svg:width="0.416666666666667in" svg:height="0.45in">
              <dc:creator>Allan Berrocal</dc:creator>
              <text:p><text:span text:style-name="T1">Tantos hilos como números recibe el programa en la entrada estándar</text:span><text:span text:style-name="T1"/></text:p>
              <text:p/>
            </office:annotation>
            <text:p>D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5">
            <text:p>Test File</text:p>
          </table:table-cell>
          <table:table-cell office:value-type="string" table:style-name="ce5">
            <text:p>Threads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8" table:formula="of:=[.$C$1]" table:style-name="ce7">
            <text:p>8</text:p>
          </table:table-cell>
          <table:table-cell office:value-type="float" office:value="8" table:formula="of:=[.$C$1]" table:style-name="ce7">
            <text:p>8</text:p>
          </table:table-cell>
          <table:table-cell office:value-type="float" office:value="8" table:formula="of:=[.$C$1]" table:style-name="ce7">
            <text:p>8</text:p>
          </table:table-cell>
          <table:table-cell table:style-name="ce7"/>
          <table:table-cell office:value-type="float" office:value="8" table:style-name="ce7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4" table:formula="of:=0.5*[.$C$1]" table:style-name="ce7">
            <text:p>4</text:p>
          </table:table-cell>
          <table:table-cell office:value-type="float" office:value="8" table:formula="of:=1*[.$C$1]" table:style-name="ce7">
            <text:p>8</text:p>
          </table:table-cell>
          <table:table-cell office:value-type="float" office:value="16" table:formula="of:=2*[.$C$1]" table:style-name="ce7">
            <text:p>16</text:p>
          </table:table-cell>
          <table:table-cell office:value-type="float" office:value="32" table:formula="of:=4*[.$C$1]" table:style-name="ce7">
            <text:p>32</text:p>
          </table:table-cell>
          <table:table-cell office:value-type="float" office:value="53" table:formula="of:=[.A6]" table:style-name="ce7">
            <text:p>53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8">
            <office:annotation draw:style-name="a45" svg:x="1in" svg:y="0.0166666666666667in" svg:width="0.716666666666667in" svg:height="0.525in">
              <dc:creator/>
              <text:p>Type the test case used to measure the performance</text:p>
            </office:annotation>
            <text:p>input023</text:p>
          </table:table-cell>
          <table:table-cell office:value-type="string" table:style-name="ce9">
            <text:p>Duration</text:p>
          </table:table-cell>
          <table:table-cell office:value-type="float" office:value="550.03099999999995" table:style-name="ce10">
            <text:p>550,031</text:p>
          </table:table-cell>
          <table:table-cell office:value-type="float" office:value="550.03099999999995" table:style-name="ce10">
            <text:p>550,031</text:p>
          </table:table-cell>
          <table:table-cell office:value-type="float" office:value="522.89800000000002" table:style-name="ce10">
            <text:p>522,898</text:p>
          </table:table-cell>
          <table:table-cell office:value-type="float" office:value="524.74300000000005" table:style-name="ce11">
            <text:p>524,74</text:p>
          </table:table-cell>
          <table:table-cell office:value-type="float" office:value="397.23427600000002" table:style-name="ce11">
            <text:p>397,23</text:p>
          </table:table-cell>
          <table:table-cell office:value-type="float" office:value="20.349132999999998" table:style-name="ce10">
            <text:p>20,349133</text:p>
          </table:table-cell>
          <table:table-cell office:value-type="float" office:value="13.406848999999999" table:style-name="ce10">
            <text:p>13,406849</text:p>
          </table:table-cell>
          <table:table-cell office:value-type="float" office:value="13.409421" table:style-name="ce11">
            <text:p>13,41</text:p>
          </table:table-cell>
          <table:table-cell office:value-type="float" office:value="13.4081411" table:style-name="ce11">
            <text:p>13,41</text:p>
          </table:table-cell>
          <table:table-cell office:value-type="float" office:value="13.406848999999999" table:style-name="ce10">
            <text:p>13,406849</text:p>
          </table:table-cell>
          <table:table-cell office:value-type="float" office:value="13.402321000000001" table:style-name="ce10">
            <text:p>13,402321</text:p>
          </table:table-cell>
          <table:table-cell office:value-type="float" office:value="13.402120999999999" table:style-name="ce10">
            <text:p>13,402121</text:p>
          </table:table-cell>
          <table:table-cell office:value-type="float" office:value="13.404786" table:style-name="ce10">
            <text:p>13,404786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5">
            <text:p>Input Size:</text:p>
          </table:table-cell>
          <table:table-cell office:value-type="string" table:style-name="ce12">
            <text:p>Speedup</text:p>
          </table:table-cell>
          <table:table-cell office:value-type="string" table:style-name="ce13">
            <office:annotation draw:style-name="a46" svg:x="2.2in" svg:y="0.35in" svg:width="0.675in" svg:height="0.466666666666667in">
              <dc:creator/>
              <text:p><text:span text:style-name="T1">Type formula here to calculate the speedup relative to the serial version</text:span></text:p>
            </office:annotation>
            <text:p>.</text:p>
          </table:table-cell>
          <table:table-cell office:value-type="string" table:style-name="ce13">
            <text:p>.</text:p>
          </table:table-cell>
          <table:table-cell office:value-type="float" office:value="1.0509999999999999" table:style-name="ce13">
            <text:p>1,05</text:p>
          </table:table-cell>
          <table:table-cell office:value-type="float" office:value="1.0489999999999999" table:style-name="ce13">
            <text:p>1,05</text:p>
          </table:table-cell>
          <table:table-cell office:value-type="float" office:value="1.3839999999999999" table:style-name="ce13">
            <text:p>1,38</text:p>
          </table:table-cell>
          <table:table-cell office:value-type="float" office:value="27.029" table:style-name="ce13">
            <text:p>27,03</text:p>
          </table:table-cell>
          <table:table-cell office:value-type="float" office:value="41.027999999999999" table:style-name="ce13">
            <text:p>41,03</text:p>
          </table:table-cell>
          <table:table-cell office:value-type="float" office:value="41.018999999999998" table:style-name="ce13">
            <text:p>41,02</text:p>
          </table:table-cell>
          <table:table-cell office:value-type="float" office:value="41.021999999999998" table:style-name="ce13">
            <text:p>41,02</text:p>
          </table:table-cell>
          <table:table-cell office:value-type="float" office:value="41.027999999999999" table:style-name="ce13">
            <text:p>41,03</text:p>
          </table:table-cell>
          <table:table-cell office:value-type="float" office:value="41.04" table:style-name="ce13">
            <text:p>41,04</text:p>
          </table:table-cell>
          <table:table-cell office:value-type="float" office:value="41.04" table:style-name="ce13">
            <text:p>41,04</text:p>
          </table:table-cell>
          <table:table-cell office:value-type="float" office:value="41.033999999999999" table:style-name="ce13">
            <text:p>41,03</text:p>
          </table:table-cell>
          <table:table-cell table:number-columns-repeated="16369" table:style-name="ce1"/>
        </table:table-row>
        <table:table-row table:style-name="ro3">
          <table:table-cell office:value-type="float" office:value="53" table:style-name="ce8">
            <office:annotation draw:style-name="a47" svg:x="1in" svg:y="0.291666666666667in" svg:width="0.716666666666667in" svg:height="0.775in">
              <dc:creator/>
              <text:p>Type here the input size of the test case used to measure performance.</text:p>
            </office:annotation>
            <text:p>53</text:p>
          </table:table-cell>
          <table:table-cell office:value-type="string" table:style-name="ce12">
            <text:p>Efficiency</text:p>
          </table:table-cell>
          <table:table-cell office:value-type="string" table:style-name="ce14">
            <office:annotation draw:style-name="a48" svg:x="2.2in" svg:y="0.475in" svg:width="0.675in" svg:height="0.466666666666667in">
              <dc:creator/>
              <text:p><text:span text:style-name="T1">Type formula here to calculate the efficiency relative to the serial version</text:span></text:p>
            </office:annotation>
            <text:p>.</text:p>
          </table:table-cell>
          <table:table-cell office:value-type="string" table:style-name="ce14">
            <text:p>.</text:p>
          </table:table-cell>
          <table:table-cell office:value-type="float" office:value="0.13100000000000001" table:style-name="ce14">
            <text:p>0,13</text:p>
          </table:table-cell>
          <table:table-cell office:value-type="float" office:value="0.13" table:style-name="ce14">
            <text:p>0,13</text:p>
          </table:table-cell>
          <table:table-cell office:value-type="float" office:value="0.17299999999999999" table:style-name="ce14">
            <text:p>0,17</text:p>
          </table:table-cell>
          <table:table-cell office:value-type="float" office:value="3.3780000000000001" table:style-name="ce14">
            <text:p>3,38</text:p>
          </table:table-cell>
          <table:table-cell office:value-type="float" office:value="5.1280000000000001" table:style-name="ce14">
            <text:p>5,13</text:p>
          </table:table-cell>
          <table:table-cell office:value-type="float" office:value="41.018999999999998" table:style-name="ce13">
            <text:p>41,02</text:p>
          </table:table-cell>
          <table:table-cell office:value-type="float" office:value="10.255000000000001" table:style-name="ce14">
            <text:p>10,26</text:p>
          </table:table-cell>
          <table:table-cell office:value-type="float" office:value="5.1280000000000001" table:style-name="ce14">
            <text:p>5,13</text:p>
          </table:table-cell>
          <table:table-cell office:value-type="float" office:value="2.5649999999999999" table:style-name="ce14">
            <text:p>2,57</text:p>
          </table:table-cell>
          <table:table-cell office:value-type="float" office:value="1.282" table:style-name="ce14">
            <text:p>1,28</text:p>
          </table:table-cell>
          <table:table-cell office:value-type="float" office:value="0.77400000000000002" table:style-name="ce14">
            <text:p>0,77</text:p>
          </table:table-cell>
          <table:table-cell table:number-columns-repeated="16369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style-name="ce1"/>
          <table:table-cell office:value-type="string" table:number-columns-spanned="7" table:number-rows-spanned="1" table:style-name="ce34">
            <text:p>Create a graph for comparing optimizations using two vertical axes here</text:p>
          </table:table-cell>
          <table:covered-table-cell table:number-columns-repeated="6"/>
          <table:table-cell table:number-columns-repeated="3" table:style-name="ce1"/>
          <table:table-cell office:value-type="string" table:number-columns-spanned="8" table:number-rows-spanned="1" table:style-name="ce35">
            <text:p>Create a graph for comparing concurrency levels using two vertical axes here</text:p>
          </table:table-cell>
          <table:covered-table-cell table:number-columns-repeated="7"/>
          <table:table-cell table:number-columns-repeated="16365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5">
            <text:p>tarea01</text:p>
          </table:table-cell>
          <table:table-cell office:value-type="string" table:style-name="ce15">
            <text:p>tarea02</text:p>
          </table:table-cell>
          <table:table-cell office:value-type="string" table:style-name="ce15">
            <text:p>optim01</text:p>
          </table:table-cell>
          <table:table-cell office:value-type="string" table:style-name="ce15">
            <text:p>optim01b</text:p>
          </table:table-cell>
          <table:table-cell office:value-type="string" table:style-name="ce15">
            <text:p>optim02</text:p>
          </table:table-cell>
          <table:table-cell office:value-type="string" table:style-name="ce15">
            <text:p>optim03</text:p>
          </table:table-cell>
          <table:table-cell table:number-columns-repeated="4" table:style-name="ce1"/>
          <table:table-cell office:value-type="string" table:style-name="ce16">
            <text:p>S</text:p>
          </table:table-cell>
          <table:table-cell office:value-type="string" table:style-name="ce15">
            <text:p>1.</text:p>
          </table:table-cell>
          <table:table-cell office:value-type="string" table:style-name="ce15">
            <text:p>.5C</text:p>
          </table:table-cell>
          <table:table-cell office:value-type="string" table:style-name="ce15">
            <text:p>1C</text:p>
          </table:table-cell>
          <table:table-cell office:value-type="string" table:style-name="ce15">
            <text:p>2C</text:p>
          </table:table-cell>
          <table:table-cell office:value-type="string" table:style-name="ce15">
            <text:p>4C</text:p>
          </table:table-cell>
          <table:table-cell office:value-type="string" table:style-name="ce15">
            <text:p>D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string" table:style-name="ce17">
            <text:p>Tiempo(s)</text:p>
          </table:table-cell>
          <table:table-cell office:value-type="float" office:value="550.03099999999995" table:style-name="ce18">
            <text:p>550,031</text:p>
          </table:table-cell>
          <table:table-cell office:value-type="float" office:value="522.89800000000002" table:style-name="ce18">
            <text:p>522,898</text:p>
          </table:table-cell>
          <table:table-cell office:value-type="float" office:value="524.74300000000005" table:style-name="ce19">
            <text:p>524,74</text:p>
          </table:table-cell>
          <table:table-cell office:value-type="float" office:value="397.23427600000002" table:style-name="ce19">
            <text:p>397,23</text:p>
          </table:table-cell>
          <table:table-cell office:value-type="float" office:value="20.349132999999998" table:style-name="ce18">
            <text:p>20,349133</text:p>
          </table:table-cell>
          <table:table-cell office:value-type="float" office:value="13.406848999999999" table:style-name="ce18">
            <text:p>13,406849</text:p>
          </table:table-cell>
          <table:table-cell table:number-columns-repeated="3" table:style-name="ce1"/>
          <table:table-cell office:value-type="string" table:style-name="ce17">
            <text:p>Speedup</text:p>
          </table:table-cell>
          <table:table-cell office:value-type="float" office:value="0" table:style-name="ce20">
            <text:p>0</text:p>
          </table:table-cell>
          <table:table-cell office:value-type="float" office:value="41.018999999999998" table:style-name="ce21">
            <text:p>41,02</text:p>
          </table:table-cell>
          <table:table-cell office:value-type="float" office:value="41.021999999999998" table:style-name="ce22">
            <text:p>41,02</text:p>
          </table:table-cell>
          <table:table-cell office:value-type="float" office:value="41.027999999999999" table:style-name="ce22">
            <text:p>41,03</text:p>
          </table:table-cell>
          <table:table-cell office:value-type="float" office:value="41.04" table:style-name="ce22">
            <text:p>41,04</text:p>
          </table:table-cell>
          <table:table-cell office:value-type="float" office:value="41.04" table:style-name="ce22">
            <text:p>41,04</text:p>
          </table:table-cell>
          <table:table-cell office:value-type="float" office:value="41.033999999999999" table:style-name="ce22">
            <text:p>41,03</text:p>
          </table:table-cell>
          <table:table-cell table:number-columns-repeated="16365"/>
        </table:table-row>
        <table:table-row table:style-name="ro3">
          <table:table-cell table:style-name="ce1"/>
          <table:table-cell office:value-type="string" table:style-name="ce17">
            <text:p>Efficiency</text:p>
          </table:table-cell>
          <table:table-cell office:value-type="float" office:value="0" table:style-name="ce23">
            <text:p>0,00</text:p>
          </table:table-cell>
          <table:table-cell office:value-type="float" office:value="1.0509999999999999" table:style-name="ce23">
            <text:p>1,05</text:p>
          </table:table-cell>
          <table:table-cell office:value-type="float" office:value="1.0489999999999999" table:style-name="ce23">
            <text:p>1,05</text:p>
          </table:table-cell>
          <table:table-cell office:value-type="float" office:value="1.3839999999999999" table:style-name="ce23">
            <text:p>1,38</text:p>
          </table:table-cell>
          <table:table-cell office:value-type="float" office:value="27.029" table:style-name="ce23">
            <text:p>27,03</text:p>
          </table:table-cell>
          <table:table-cell office:value-type="float" office:value="41.027999999999999" table:style-name="ce23">
            <text:p>41,03</text:p>
          </table:table-cell>
          <table:table-cell table:number-columns-repeated="3" table:style-name="ce1"/>
          <table:table-cell office:value-type="string" table:style-name="ce17">
            <text:p>Efficiency</text:p>
          </table:table-cell>
          <table:table-cell office:value-type="float" office:value="0" table:style-name="ce20">
            <text:p>0</text:p>
          </table:table-cell>
          <table:table-cell office:value-type="float" office:value="41.018999999999998" table:style-name="ce21">
            <text:p>41,02</text:p>
          </table:table-cell>
          <table:table-cell office:value-type="float" office:value="10.255000000000001" table:style-name="ce24">
            <text:p>10,26</text:p>
          </table:table-cell>
          <table:table-cell office:value-type="float" office:value="5.1280000000000001" table:style-name="ce24">
            <text:p>5,13</text:p>
          </table:table-cell>
          <table:table-cell office:value-type="float" office:value="2.5649999999999999" table:style-name="ce24">
            <text:p>2,57</text:p>
          </table:table-cell>
          <table:table-cell office:value-type="float" office:value="1.282" table:style-name="ce24">
            <text:p>1,28</text:p>
          </table:table-cell>
          <table:table-cell office:value-type="float" office:value="0.77400000000000002" table:style-name="ce24">
            <text:p>0,77</text:p>
          </table:table-cell>
          <table:table-cell table:number-columns-repeated="16365"/>
        </table:table-row>
        <table:table-row table:style-name="ro3">
          <table:table-cell table:style-name="ce25">
            <draw:frame draw:z-index="12" draw:id="id11" draw:style-name="a31" draw:name="Gráfico 18" svg:x="1.20076in" svg:y="0.16667in" svg:width="6.41934in" svg:height="3.7513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5" table:style-name="ce25"/>
          <table:table-cell table:style-name="ce26"/>
          <table:table-cell table:number-columns-repeated="4" table:style-name="ce1"/>
          <table:table-cell table:style-name="ce1">
            <draw:frame draw:z-index="11" draw:id="id10" draw:style-name="a30" draw:name="Gráfico 17" svg:x="0.02885in" svg:y="0.18269in" svg:width="7.35618in" svg:height="3.8957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2" table:style-name="ce1"/>
        </table:table-row>
        <table:table-row table:style-name="ro3">
          <table:table-cell table:number-columns-repeated="6" table:style-name="ce25"/>
          <table:table-cell table:style-name="ce26"/>
          <table:table-cell table:number-columns-repeated="16377" table:style-name="ce1"/>
        </table:table-row>
        <table:table-row table:style-name="ro3">
          <table:table-cell table:number-columns-repeated="7" table:style-name="ce25"/>
          <table:table-cell table:number-columns-repeated="16377" table:style-name="ce1"/>
        </table:table-row>
        <table:table-row table:style-name="ro1">
          <table:table-cell table:number-columns-repeated="7" table:style-name="ce27"/>
          <table:table-cell table:number-columns-repeated="16377" table:style-name="ce1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table:number-columns-repeated="2" table:style-name="ce28"/>
          <table:table-cell table:number-columns-repeated="16382" table:style-name="ce1"/>
        </table:table-row>
        <table:table-row table:style-name="ro1">
          <table:table-cell table:number-columns-repeated="7" table:style-name="ce1"/>
          <table:table-cell table:style-name="ce29"/>
          <table:table-cell table:number-columns-repeated="16376"/>
        </table:table-row>
        <table:table-row table:style-name="ro2">
          <table:table-cell table:number-columns-repeated="7" table:style-name="ce1"/>
          <table:table-cell table:style-name="ce30"/>
          <table:table-cell table:number-columns-repeated="16376"/>
        </table:table-row>
        <table:table-row table:number-rows-repeated="2" table:style-name="ro2">
          <table:table-cell table:number-columns-repeated="7" table:style-name="ce1"/>
          <table:table-cell table:style-name="ce31"/>
          <table:table-cell table:number-columns-repeated="16376"/>
        </table:table-row>
        <table:table-row table:number-rows-repeated="2" table:style-name="ro2">
          <table:table-cell table:number-columns-repeated="7" table:style-name="ce1"/>
          <table:table-cell table:style-name="ce30"/>
          <table:table-cell table:number-columns-repeated="16376"/>
        </table:table-row>
        <table:table-row table:number-rows-repeated="104854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Segoe UI Light" svg:font-family="&quot;Segoe UI Light&quot;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s" number:country="CR">
      <number:currency-symbol number:language="es" number:country="CR">₡</number:currency-symbol>
      <number:text> </number:text>
      <number:number number:decimal-places="2" number:min-integer-digits="1" number:grouping="true"/>
    </number:currency-style>
    <number:currency-style style:name="N36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meta:initial-creator>Jarod Venegas</meta:initial-creator>
    <dc:creator>jdven</dc:creator>
    <meta:creation-date>2019-06-11T10:24:21Z</meta:creation-date>
    <dc:date>2021-07-26T21:22:31Z</dc:date>
    <meta:editing-cycles>18</meta:editing-cycles>
    <meta:editing-duration>PT441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1S0" style:data-style-name="N0">
      <style:chart-properties chart:symbol-type="named-symbol" chart:symbol-name="circle" chart:symbol-width="0.06944in" chart:symbol-height="0.06944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0">
      <style:chart-properties chart:gap-width="219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70ad4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219" chart:overlap="-27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80.4932283464567pt" svg:width="529.6448818897637pt" chart:style-name="Crt0">
        <chart:title chart:style-name="CT00">
          <text:p text:style-name="a0" text:class-names="" text:cond-style-name="">Grafico de Comparacion de Concurrencia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peedup(veces)</text:p>
            </chart:title>
            <chart:grid chart:class="major" chart:style-name="GMa0"/>
          </chart:axis>
          <chart:axis chart:dimension="x" chart:name="primary-x" chart:style-name="Axs1">
            <chart:title svg:x="197.2640157480315pt" svg:y="231.1615748031496pt" chart:style-name="AT01">
              <text:p text:style-name="a2" text:class-names="" text:cond-style-name="">Leyenda de la cantidad de hilos</text:p>
            </chart:title>
            <chart:categories table:cell-range-address="Tareas.$M$11:.$S$11"/>
          </chart:axis>
          <chart:axis chart:dimension="y" chart:name="secondary-y" chart:style-name="Axs2">
            <chart:title chart:style-name="AT02">
              <text:p text:style-name="a3" text:class-names="" text:cond-style-name="">Efficiency(veces)</text:p>
            </chart:title>
          </chart:axis>
          <chart:axis chart:dimension="x" chart:name="secondary-X" chart:style-name="Axs3">
            <chart:categories table:cell-range-address="Tareas.$M$11:.$S$11"/>
          </chart:axis>
          <chart:series chart:label-cell-address="Tareas.$L$12" chart:values-cell-range-address="Tareas.$M$12:.$S$12" chart:class="chart:bar" chart:attached-axis="secondary-y" chart:style-name="G0S0">
            <chart:data-label chart:style-name="DL00"/>
            <chart:data-point chart:repeated="7"/>
          </chart:series>
          <chart:series chart:label-cell-address="Tareas.$L$13" chart:values-cell-range-address="Tareas.$M$13:.$S$13" chart:class="chart:line" chart:attached-axis="primary-y" chart:style-name="G1S0">
            <chart:data-label chart:style-name="DL10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1S0" style:data-style-name="N0">
      <style:chart-properties chart:symbol-type="named-symbol" chart:symbol-name="circle" chart:symbol-width="0.06944in" chart:symbol-height="0.06944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70ad4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2">
      <style:chart-properties chart:gap-width="219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70.0964566929134pt" svg:width="462.1924409448819pt" chart:style-name="Crt0">
        <chart:title chart:style-name="CT00">
          <text:p text:style-name="a0" text:class-names="" text:cond-style-name="">Grafico de Comparacion de Optimizacione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empo(s)</text:p>
            </chart:title>
            <chart:grid chart:class="major" chart:style-name="GMa0"/>
          </chart:axis>
          <chart:axis chart:dimension="x" chart:name="primary-x" chart:style-name="Axs1">
            <chart:title svg:x="172.6112598425197pt" svg:y="221.0162992125984pt" chart:style-name="AT01">
              <text:p text:style-name="a2" text:class-names="" text:cond-style-name="">Nombre del Programa</text:p>
            </chart:title>
            <chart:categories table:cell-range-address="Tareas.$C$11:.$H$11"/>
          </chart:axis>
          <chart:axis chart:dimension="y" chart:name="secondary-y" chart:style-name="Axs2">
            <chart:title chart:style-name="AT02">
              <text:p text:style-name="a3" text:class-names="" text:cond-style-name="">Speedup(veces)</text:p>
            </chart:title>
          </chart:axis>
          <chart:axis chart:dimension="x" chart:name="secondary-X" chart:style-name="Axs3">
            <chart:categories table:cell-range-address="Tareas.$C$11:.$H$11"/>
          </chart:axis>
          <chart:series chart:label-cell-address="Tareas.$B$12" chart:values-cell-range-address="Tareas.$C$12:.$H$12" chart:class="chart:bar" chart:attached-axis="primary-y" chart:style-name="G0S0">
            <chart:data-label chart:style-name="DL00"/>
            <chart:data-point chart:repeated="6"/>
          </chart:series>
          <chart:series chart:label-cell-address="Tareas.$B$13" chart:values-cell-range-address="Tareas.$C$13:.$H$13" chart:class="chart:line" chart:attached-axis="secondary-y" chart:style-name="G1S0">
            <chart:data-label chart:style-name="DL10"/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